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Project Plan Until End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>Graham Smith</text:p>
            <text:p>03/18/202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Now/Near/Far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Now</text:p>
                <text:list>
                  <text:list-item>
                    <text:p>Benchmark initial model</text:p>
                  </text:list-item>
                  <text:list-item>
                    <text:p>Develop autoencoder model</text:p>
                  </text:list-item>
                  <text:list-item>
                    <text:p>These run in parallel</text:p>
                  </text:list-item>
                </text:list>
              </text:list-item>
              <text:list-item>
                <text:p>Near</text:p>
                <text:list>
                  <text:list-item>
                    <text:p>Benchmark autoencoder model to justify performance</text:p>
                  </text:list-item>
                </text:list>
              </text:list-item>
              <text:list-item>
                <text:p>Far</text:p>
                <text:list>
                  <text:list-item>
                    <text:p>Increase dataset size to expand to more languages/samp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ow – Benchmark baseline mode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dd metrics based on proposal and feedback</text:p>
                <text:list>
                  <text:list-item>
                    <text:p>Multi-class accuracy</text:p>
                  </text:list-item>
                  <text:list-item>
                    <text:p>AUROC</text:p>
                  </text:list-item>
                  <text:list-item>
                    <text:p>Add mean/STD</text:p>
                  </text:list-item>
                </text:list>
              </text:list-item>
              <text:list-item>
                <text:p>Anything else which seems like it might be beneficial</text:p>
                <text:list>
                  <text:list-item>
                    <text:p>Try starting without a pre-trained network?</text:p>
                  </text:list-item>
                  <text:list-item>
                    <text:p>Experiment with unfreezing different layers to see where most impact is h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ow – Autoencoder Developmen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Determine autoencoder design and how it will be integrated into the ResNet50 architecture</text:p>
              </text:list-item>
              <text:list-item>
                <text:p>Translate this design into code</text:p>
                <text:list>
                  <text:list-item>
                    <text:p>Determine interaction between Pytorch’s ResNet50 class and our encoder (presumably a class)</text:p>
                  </text:list-item>
                </text:list>
              </text:list-item>
              <text:list-item>
                <text:p>Deliverable is a class which implements ResNet50 with autoencoder modif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ear/Far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Near</text:p>
                <text:list>
                  <text:list-item>
                    <text:p>Take autoencoder modified model and run all the benchmarks on it</text:p>
                  </text:list-item>
                  <text:list-item>
                    <text:p>Data analysis and all that</text:p>
                  </text:list-item>
                </text:list>
              </text:list-item>
              <text:list-item>
                <text:p>Far – If time allows</text:p>
                <text:list>
                  <text:list-item>
                    <text:p>Expand language set to include 6 languages</text:p>
                  </text:list-item>
                  <text:list-item>
                    <text:p>Expand dataset <text:s/>to use more samples (currently only a subset of each selected languag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8T10:09:30.193000000</meta:creation-date>
    <meta:editing-duration>PT9M36S</meta:editing-duration>
    <meta:editing-cycles>4</meta:editing-cycles>
    <meta:generator>LibreOffice/7.2.4.1$Windows_X86_64 LibreOffice_project/27d75539669ac387bb498e35313b970b7fe9c4f9</meta:generator>
    <dc:title>DNA</dc:title>
    <dc:date>2022-03-18T10:40:28.679000000</dc:date>
    <meta:document-statistic meta:object-count="122"/>
  </office:meta>
</office:document-meta>
</file>